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GB"/>
    </style:style>
    <style:style style:name="P2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4" style:family="paragraph" style:parent-style-name="Standard">
      <style:text-properties style:font-name="Arial1" fo:font-size="10pt" style:font-name-asian="Arial1" style:font-size-asian="10pt" style:font-name-complex="Arial1" style:font-size-complex="10pt"/>
    </style:style>
    <style:style style:name="P5" style:family="paragraph" style:parent-style-name="Heading_20_2">
      <style:text-properties fo:language="en" fo:country="GB"/>
    </style:style>
    <style:style style:name="P6" style:family="paragraph" style:parent-style-name="Text_20_body">
      <style:text-properties fo:language="en" fo:country="GB"/>
    </style:style>
    <style:style style:name="P7" style:family="paragraph" style:parent-style-name="Text_20_body" style:list-style-name="L1">
      <style:text-properties fo:language="en" fo:country="GB"/>
    </style:style>
    <style:style style:name="T1" style:family="text">
      <style:text-properties fo:language="en" fo:country="GB"/>
    </style:style>
    <style:style style:name="T2" style:family="text">
      <style:text-properties style:font-name="Arial1" fo:font-size="10pt" style:font-name-asian="Arial1" style:font-size-asian="10pt" style:font-name-complex="Arial1" style:font-size-complex="10pt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<text:title>SOLID Humidity Sensor</text:title>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">version history <text:tab/>1</text:p>
          <text:p text:style-name="P2">introduction<text:tab/>1</text:p>
          <text:p text:style-name="P3">technical contact information:<text:tab/>2</text:p>
          <text:p text:style-name="P3">Commercial contact information: <text:tab/>2</text:p>
          <text:p text:style-name="P2">Design sources / info <text:tab/>2</text:p>
        </text:index-body>
      </text:table-of-content>
      <text:p text:style-name="Text_20_body"/>
      <text:h text:style-name="Heading_20_2" text:outline-level="2">version history </text:h>
      <text:p text:style-name="P1">version : 20161117 <text:s/>V1.0 <text:s/>initial version of schematic and board layout <text:line-break/><text:tab/><text:tab/>not yet for production ( </text:p>
      <text:p text:style-name="P1"><text:tab/><text:tab/>Last saved <text:s/>date : <text:modification-date style:data-style-name="N75">17 Nov 2016</text:modification-date> <text:s/><text:modification-time style:data-style-name="N41">15:20:35</text:modification-time></text:p>
      <text:p text:style-name="P1"/>
      <text:p text:style-name="P1"/>
      <text:p text:style-name="P1">version nov 2016 <text:s text:c="2"/>V0.1 <text:s/>version without layout. not documented</text:p>
      <text:p text:style-name="P1"/>
      <text:h text:style-name="Heading_20_2" text:outline-level="2">introduction</text:h>
      <text:p text:style-name="P1"/>
      <text:p text:style-name="P1">In this folder you find information for the assemblage the humidity sensor circuit for the SOLID scientific project. </text:p>
      <text:p text:style-name="P1"/>
      <text:p text:style-name="P1">The PCB is created by the Eagle software form CADSoft ( Autodesk) <text:s/></text:p>
      <text:p text:style-name="P1"/>
      <text:p text:style-name="P1">This project is related to the SOLID <text:s/>temperature sensor. </text:p>
      <text:p text:style-name="P1"/>
      <text:p text:style-name="P1">Dimension of the board is <text:s/>~ 11.5 x 16.5 mm </text:p>
      <text:p text:style-name="P1"/>
      <text:p text:style-name="P1">On the board there is a voltage regulator but normally is not used and the resistor R1 of 0 ohm has to be mounted. <text:line-break/>In that case the max voltage is 3.6 V . <text:s/>But nominal 3.3 V. <text:line-break/>In case the LDO is used the max voltage is 5.5 V. <text:s/>But the I2C lines are still between 3.3 and 0 V. </text:p>
      <text:p text:style-name="P1"/>
      <text:p text:style-name="P1">There are no pull ups on the I2C line. <text:s/>Standard is 100 kHz I2C bus. </text:p>
      <text:p text:style-name="P1"/>
      <text:p text:style-name="Standard"><text:span text:style-name="T1">The address is </text:span><text:span text:style-name="T2">BE read , BF write</text:span></text:p>
      <text:p text:style-name="P4"/>
      <text:p text:style-name="P4">For more details see the data sheet of the humidity sensor in the doc directory </text:p>
      <text:p text:style-name="P1"/>
      <text:p text:style-name="Standard"><text:span text:style-name="T1">The connector used is <text:s/>of the family <text:s/>micro-match 6 sockets . <text:s text:c="3"/>The corresponding <text:s/>wire pin connector is </text:span>7-215083-6 ( Farnell<text:note text:id="ftn1" text:note-class="footnote"><text:note-citation>1</text:note-citation><text:note-body><text:p text:style-name="Footnote">Mouser is in general cheaper in big quantities</text:p></text:note-body></text:note> order code 149068 ) <text:s/></text:p>
      <text:p text:style-name="Standard"/>
      <text:p text:style-name="Standard"><text:soft-page-break/></text:p>
      <text:p text:style-name="Standard">If only 4 wires are connected it is also possible to place the the <text:s/>7-188275-4 <text:s/>(Farnell 3784710) , 4 pins socket . Same as used for the SiPm board.</text:p>
      <text:p text:style-name="Standard"/>
      <text:p text:style-name="Standard">7-215083-4 <text:s text:c="2"/>( Farnell 149032 ) <text:s/></text:p>
      <text:h text:style-name="Heading_20_3" text:outline-level="3">technical contact information:</text:h>
      <text:p text:style-name="P1">W. Beaumont Universiteit Antwerpen</text:p>
      <text:p text:style-name="P1"><text:a xlink:type="simple" xlink:href="mailto:wim.beaumont@uantwerpen.be" text:style-name="Internet_20_link" text:visited-style-name="Visited_20_Internet_20_Link">wim.beaumont@uantwerpen.be</text:a> </text:p>
      <text:p text:style-name="P1">office phone <text:s/>0032 3 256 3558 <text:s/>, in case of no answer please drop an e-mail </text:p>
      <text:p text:style-name="P1"/>
      <text:h text:style-name="Heading_20_3" text:outline-level="3">Commercial contact information: </text:h>
      <text:p text:style-name="P1"/>
      <text:h text:style-name="P5" text:outline-level="2">Design sources / info </text:h>
      <text:p text:style-name="P6"/>
      <text:list xml:id="list464945337840361146" text:style-name="L1">
        <text:list-item>
          <text:p text:style-name="P7">SOLID_HSENSOR_sch.pdf <text:s/>SOLID_HSENSOR_brd.pdf <text:s text:c="2"/>pdf files of the design.</text:p>
        </text:list-item>
        <text:list-item>
          <text:p text:style-name="P7">SOLID_HSENSOR_info.odt <text:s/>this file. <text:s/></text:p>
        </text:list-item>
        <text:list-item>
          <text:p text:style-name="P7">SOLID_HSENSOR_info.pdf <text:s/>this file in pdf format</text:p>
        </text:list-item>
        <text:list-item>
          <text:p text:style-name="P7">SOLID_HSENSOR_bom.csv/ods <text:s text:c="2"/>bill of material </text:p>
        </text:list-item>
        <text:list-item>
          <text:p text:style-name="P7">diretory doc : data sheet . </text:p>
        </text:list-item>
      </text:list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title>SOLID Humidity Sensor</text:title> <text:s/>file: <text:file-name text:display="name-and-extension">SOLID_HSENSOR_info.odt</text:file-name> wim.beaumont@uantwerpen.be 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0M48S</meta:editing-duration>
    <meta:editing-cycles>7</meta:editing-cycles>
    <meta:generator>OpenOffice/4.1.1$Win32 OpenOffice.org_project/411m6$Build-9775</meta:generator>
    <dc:date>2016-11-17T15:20:34.84</dc:date>
    <dc:creator>Wim Beaumont</dc:creator>
    <dc:title>SOLID Humidity Sensor</dc:title>
    <meta:document-statistic meta:table-count="0" meta:image-count="0" meta:object-count="0" meta:page-count="2" meta:paragraph-count="36" meta:word-count="341" meta:character-count="2029"/>
    <meta:user-defined meta:name="Info 1"/>
    <meta:user-defined meta:name="Info 2"/>
    <meta:user-defined meta:name="Info 3"/>
    <meta:user-defined meta:name="Info 4"/>
  </office:meta>
</office:document-meta>
</file>